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72pt" fo:font-weight="bold"/>
    </style:style>
    <style:style style:name="P2" style:family="paragraph">
      <style:paragraph-properties fo:text-align="center"/>
      <style:text-properties fo:font-family="LMRoman10" style:font-pitch="variable" fo:font-size="72pt" fo:font-weight="bold"/>
    </style:style>
    <style:style style:name="P3" style:family="paragraph">
      <style:paragraph-properties fo:text-align="center"/>
      <style:text-properties fo:color="#ffffff" fo:font-size="72pt" fo:font-weight="bold"/>
    </style:style>
    <style:style style:name="P4" style:family="paragraph">
      <style:paragraph-properties fo:text-align="center"/>
      <style:text-properties fo:color="#ffffff" fo:font-family="LMRoman10" style:font-pitch="variable" fo:font-size="72pt" fo:font-weight="bold"/>
    </style:style>
    <style:style style:name="P5" style:family="paragraph">
      <style:paragraph-properties fo:text-align="center"/>
      <style:text-properties fo:font-family="LMRoman10" style:font-pitch="variable" fo:font-size="72pt" fo:font-weight="bold" style:font-size-asian="72pt" style:font-size-complex="72pt"/>
    </style:style>
    <style:style style:name="T1" style:family="text">
      <style:text-properties fo:font-family="LMRoman10" style:font-pitch="variable" fo:font-size="72pt"/>
    </style:style>
    <style:style style:name="T2" style:family="text">
      <style:text-properties fo:font-family="LMRoman10" style:font-style-name="Regular" fo:font-size="48pt" style:font-family-asian="LMRoman10" style:font-style-name-asian="Regular" style:font-size-asian="48pt" style:font-family-complex="LMRoman10" style:font-style-name-complex="Regular" style:font-size-complex="48pt"/>
    </style:style>
    <style:style style:name="T3" style:family="text">
      <style:text-properties fo:font-family="LMRoman10" style:font-pitch="variable" fo:font-size="72pt" style:font-size-asian="72pt" style:font-size-complex="72pt"/>
    </style:style>
    <style:style style:name="T4" style:family="text">
      <style:text-properties fo:font-family="LMRoman10" style:font-pitch="variable" fo:font-size="48pt" style:font-size-asian="48pt" style:font-size-complex="48pt"/>
    </style:style>
    <style:style style:name="T5" style:family="text">
      <style:text-properties fo:color="#ffffff" fo:font-family="LMRoman10" style:font-pitch="variable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cm" svg:height="6cm" svg:x="0.05cm" svg:y="0.05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6.05cm" svg:y="0.05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0.05cm" svg:y="6.05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6.05cm" svg:y="6.05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0.05cm" svg:y="12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cm" svg:height="6cm" svg:x="6.05cm" svg:y="12.05cm">
            <text:p text:style-name="P3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2.05cm" svg:y="0.05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8.05cm" svg:y="0.05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24.05cm" svg:y="0.05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2.05cm" svg:y="6.05cm">
            <text:p text:style-name="P1"><text:span text:style-name="T1">2</text:span></text:p>
            <text:p text:style-name="P1"><text:span text:style-name="T2">5→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18.05cm" svg:y="6.05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6cm" svg:height="6cm" svg:x="24.05cm" svg:y="6.05cm">
            <text:p text:style-name="P1"><text:span text:style-name="T3">3</text:span></text:p>
            <text:p text:style-name="P1"><text:span text:style-name="T2">6→</text:span><text:span text:style-name="T4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cm" svg:height="6cm" svg:x="12.05cm" svg:y="12.05cm">
            <text:p text:style-name="P3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8.05cm" svg:y="12.05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cm" svg:height="6cm" svg:x="24.05cm" svg:y="12.05cm">
            <text:p text:style-name="P1"><text:span text:style-name="T5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0.05cm" svg:y="18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6.05cm" svg:y="18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2.05cm" svg:y="18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8.05cm" svg:y="18.05cm">
            <text:p text:style-name="P1"><text:span text:style-name="T1">4</text:span></text:p>
            <text:p text:style-name="P1"><text:span text:style-name="T2">8→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cm" svg:height="6cm" svg:x="24.05cm" svg:y="18.05cm">
            <text:p text:style-name="P1"><text:span text:style-name="T5">9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1cm" fo:page-height="2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7T19:51:31</meta:creation-date>
    <dc:date>2013-04-17T21:07:06</dc:date>
    <dc:creator>erik wienhold</dc:creator>
    <meta:editing-duration>PT43M</meta:editing-duration>
    <meta:editing-cycles>12</meta:editing-cycles>
    <meta:generator>LibreOffice/3.5$Linux_X86_64 LibreOffice_project/350m1$Build-2</meta:generator>
    <meta:document-statistic meta:object-count="21"/>
  </office:meta>
</office:document-meta>
</file>